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cc33" officeooo:paragraph-rsid="002cc114" style:font-weight-asian="bold" style:font-weight-complex="bold"/>
    </style:style>
    <style:style style:name="P2" style:family="paragraph" style:parent-style-name="Standard">
      <style:text-properties fo:font-weight="bold" officeooo:rsid="0043177e" officeooo:paragraph-rsid="0043177e" style:font-weight-asian="bold" style:font-weight-complex="bold"/>
    </style:style>
    <style:style style:name="P3" style:family="paragraph" style:parent-style-name="Standard">
      <style:text-properties fo:font-weight="bold" officeooo:rsid="008d3425" officeooo:paragraph-rsid="00c82240" style:font-weight-asian="bold" style:font-weight-complex="bold"/>
    </style:style>
    <style:style style:name="P4" style:family="paragraph" style:parent-style-name="Standard">
      <style:text-properties fo:font-weight="bold" officeooo:rsid="00af19d6" officeooo:paragraph-rsid="00b883f5" style:font-weight-asian="bold" style:font-weight-complex="bold"/>
    </style:style>
    <style:style style:name="P5" style:family="paragraph" style:parent-style-name="Standard">
      <style:text-properties fo:font-weight="bold" officeooo:rsid="00f3b9c8" officeooo:paragraph-rsid="00f3b9c8" style:font-weight-asian="bold" style:font-weight-complex="bold"/>
    </style:style>
    <style:style style:name="P6" style:family="paragraph" style:parent-style-name="Standard">
      <style:text-properties fo:font-weight="bold" officeooo:rsid="0048bae2" officeooo:paragraph-rsid="009a1278" style:font-weight-asian="bold" style:font-weight-complex="bold"/>
    </style:style>
    <style:style style:name="P7" style:family="paragraph" style:parent-style-name="Standard">
      <style:text-properties fo:font-size="18pt" fo:font-weight="bold" officeooo:rsid="004170c1" officeooo:paragraph-rsid="000ccc33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6pt" fo:font-weight="bold" officeooo:rsid="002bbb83" officeooo:paragraph-rsid="002bbb83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2bbb83" officeooo:paragraph-rsid="004dae20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bbb83" officeooo:paragraph-rsid="0073db9f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bbb83" officeooo:paragraph-rsid="00781868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bbb83" officeooo:paragraph-rsid="00845d78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bbb83" officeooo:paragraph-rsid="00c82240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bbb83" officeooo:paragraph-rsid="0070795b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bbb83" officeooo:paragraph-rsid="002cc114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bbb83" officeooo:paragraph-rsid="00985fcb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bbb83" officeooo:paragraph-rsid="010a1653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2bbb83" officeooo:paragraph-rsid="010d8a0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2bbb83" officeooo:paragraph-rsid="010f27a8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2bbb83" officeooo:paragraph-rsid="002dcd3e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2bbb83" officeooo:paragraph-rsid="011cf566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rsid="002bbb83" officeooo:paragraph-rsid="01296629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font-weight="bold" officeooo:rsid="00515987" officeooo:paragraph-rsid="002bbb83" style:font-size-asian="16pt" style:font-weight-asian="bold" style:font-size-complex="16pt" style:font-weight-complex="bold"/>
    </style:style>
    <style:style style:name="P24" style:family="paragraph" style:parent-style-name="Standard">
      <style:text-properties fo:font-size="16pt" fo:font-weight="bold" officeooo:rsid="008b5aff" officeooo:paragraph-rsid="00c82240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6pt" fo:font-weight="bold" officeooo:rsid="003232e3" officeooo:paragraph-rsid="004dae20" style:font-size-asian="16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1110414" officeooo:paragraph-rsid="010a1653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officeooo:paragraph-rsid="009c54d4"/>
    </style:style>
    <style:style style:name="P28" style:family="paragraph" style:parent-style-name="Standard">
      <style:text-properties fo:font-size="12pt" fo:font-weight="bold" officeooo:rsid="00515987" officeooo:paragraph-rsid="006540b8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515987" officeooo:paragraph-rsid="0073db9f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515987" officeooo:paragraph-rsid="0088dfd8" style:font-size-asian="12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515987" officeooo:paragraph-rsid="012c79aa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7826" fo:font-size="12pt" fo:font-weight="bold" officeooo:rsid="00470ed5" officeooo:paragraph-rsid="006f275b" style:font-size-asian="12pt" style:font-weight-asian="bold" style:font-size-complex="12pt" style:font-weight-complex="bold"/>
    </style:style>
    <style:style style:name="P33" style:family="paragraph" style:parent-style-name="Standard">
      <style:text-properties fo:color="#007826" fo:font-size="12pt" fo:font-weight="bold" officeooo:rsid="00515987" officeooo:paragraph-rsid="00515987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7826" fo:font-size="12pt" fo:font-weight="bold" officeooo:rsid="00515987" officeooo:paragraph-rsid="005392c3" style:font-size-asian="12pt" style:font-weight-asian="bold" style:font-size-complex="12pt" style:font-weight-complex="bold"/>
    </style:style>
    <style:style style:name="P35" style:family="paragraph" style:parent-style-name="Standard">
      <style:text-properties fo:color="#007826" fo:font-size="12pt" fo:font-weight="bold" officeooo:rsid="00515987" officeooo:paragraph-rsid="00641d46" style:font-size-asian="12pt" style:font-weight-asian="bold" style:font-size-complex="12pt" style:font-weight-complex="bold"/>
    </style:style>
    <style:style style:name="P36" style:family="paragraph" style:parent-style-name="Standard">
      <style:text-properties fo:color="#007826" fo:font-size="12pt" fo:font-weight="bold" officeooo:rsid="00515987" officeooo:paragraph-rsid="006bb347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7826" fo:font-size="12pt" fo:font-weight="bold" officeooo:rsid="00515987" officeooo:paragraph-rsid="0070795b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7826" fo:font-size="12pt" fo:font-weight="bold" officeooo:rsid="00515987" officeooo:paragraph-rsid="00781868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7826" fo:font-size="12pt" fo:font-weight="bold" officeooo:rsid="00515987" officeooo:paragraph-rsid="007bf65a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7826" fo:font-size="12pt" fo:font-weight="bold" officeooo:rsid="00515987" officeooo:paragraph-rsid="008082f7" style:font-size-asian="12pt" style:font-weight-asian="bold" style:font-size-complex="12pt" style:font-weight-complex="bold"/>
    </style:style>
    <style:style style:name="P41" style:family="paragraph" style:parent-style-name="Standard">
      <style:text-properties fo:color="#007826" fo:font-size="12pt" fo:font-weight="bold" officeooo:rsid="00515987" officeooo:paragraph-rsid="009c54d4" style:font-size-asian="12pt" style:font-weight-asian="bold" style:font-size-complex="12pt" style:font-weight-complex="bold"/>
    </style:style>
    <style:style style:name="P42" style:family="paragraph" style:parent-style-name="Standard">
      <style:text-properties fo:color="#007826" fo:font-size="12pt" fo:font-weight="bold" officeooo:rsid="00515987" officeooo:paragraph-rsid="00c82240" style:font-size-asian="12pt" style:font-weight-asian="bold" style:font-size-complex="12pt" style:font-weight-complex="bold"/>
    </style:style>
    <style:style style:name="P43" style:family="paragraph" style:parent-style-name="Standard">
      <style:text-properties fo:color="#007826" fo:font-size="12pt" fo:font-weight="bold" officeooo:rsid="00515987" officeooo:paragraph-rsid="006540b8" style:font-size-asian="12pt" style:font-weight-asian="bold" style:font-size-complex="12pt" style:font-weight-complex="bold"/>
    </style:style>
    <style:style style:name="P44" style:family="paragraph" style:parent-style-name="Standard">
      <style:text-properties fo:color="#007826" fo:font-size="12pt" fo:font-weight="bold" officeooo:rsid="00515987" officeooo:paragraph-rsid="010d8a05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7826" fo:font-size="12pt" fo:font-weight="bold" officeooo:rsid="00515987" officeooo:paragraph-rsid="01110414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7826" fo:font-size="12pt" fo:font-weight="bold" officeooo:rsid="00515987" officeooo:paragraph-rsid="002bbb83" style:font-size-asian="12pt" style:font-weight-asian="bold" style:font-size-complex="12pt" style:font-weight-complex="bold"/>
    </style:style>
    <style:style style:name="P47" style:family="paragraph" style:parent-style-name="Standard">
      <style:text-properties fo:color="#007826" fo:font-size="12pt" fo:font-weight="bold" officeooo:rsid="00515987" officeooo:paragraph-rsid="011f6f3d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007826" fo:font-size="12pt" fo:font-weight="bold" officeooo:rsid="00515987" officeooo:paragraph-rsid="0125bf6e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007826" fo:font-size="12pt" fo:font-weight="bold" officeooo:rsid="00515987" officeooo:paragraph-rsid="0167adad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007826" fo:font-size="12pt" fo:font-weight="bold" officeooo:rsid="006bb347" officeooo:paragraph-rsid="006bb347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007826" fo:font-size="12pt" fo:font-weight="bold" officeooo:rsid="009634f3" officeooo:paragraph-rsid="009c6a5a" style:font-size-asian="12pt" style:font-weight-asian="bold" style:font-size-complex="12pt" style:font-weight-complex="bold"/>
    </style:style>
    <style:style style:name="P52" style:family="paragraph" style:parent-style-name="Standard">
      <style:text-properties fo:color="#007826" fo:font-size="12pt" fo:font-weight="bold" officeooo:rsid="009634f3" officeooo:paragraph-rsid="009634f3" style:font-size-asian="12pt" style:font-weight-asian="bold" style:font-size-complex="12pt" style:font-weight-complex="bold"/>
    </style:style>
    <style:style style:name="P53" style:family="paragraph" style:parent-style-name="Standard">
      <style:text-properties fo:color="#007826" fo:font-size="12pt" fo:font-weight="bold" officeooo:rsid="008d3425" officeooo:paragraph-rsid="00c82240" style:font-size-asian="12pt" style:font-weight-asian="bold" style:font-size-complex="12pt" style:font-weight-complex="bold"/>
    </style:style>
    <style:style style:name="P54" style:family="paragraph" style:parent-style-name="Standard">
      <style:text-properties fo:color="#007826" fo:font-size="12pt" fo:font-weight="bold" officeooo:rsid="008d3425" officeooo:paragraph-rsid="009165f7" style:font-size-asian="12pt" style:font-weight-asian="bold" style:font-size-complex="12pt" style:font-weight-complex="bold"/>
    </style:style>
    <style:style style:name="P55" style:family="paragraph" style:parent-style-name="Standard">
      <style:text-properties fo:color="#007826" fo:font-size="12pt" fo:font-weight="bold" officeooo:rsid="0088dfd8" officeooo:paragraph-rsid="008942f7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007826" fo:font-size="12pt" fo:font-weight="bold" officeooo:rsid="00ff00bb" officeooo:paragraph-rsid="006bb347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007826" fo:font-size="12pt" fo:font-weight="bold" officeooo:rsid="011b176c" officeooo:paragraph-rsid="002bbb83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007826" fo:font-size="12pt" fo:font-weight="bold" officeooo:rsid="013efaba" officeooo:paragraph-rsid="0167adad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007826" fo:font-size="12pt" fo:font-weight="bold" officeooo:rsid="0096fbc7" officeooo:paragraph-rsid="0096fbc7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007826" fo:font-size="12pt" fo:font-weight="bold" officeooo:rsid="0096fbc7" officeooo:paragraph-rsid="014d0d98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007826" fo:font-size="12pt" fo:font-weight="bold" officeooo:rsid="014d0d98" officeooo:paragraph-rsid="01683045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007826" fo:font-size="12pt" fo:font-weight="bold" officeooo:rsid="014efc69" officeooo:paragraph-rsid="01576a66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007826" fo:font-size="12pt" fo:font-weight="bold" officeooo:rsid="014efc69" officeooo:paragraph-rsid="01683045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007826" fo:font-size="12pt" fo:font-weight="bold" officeooo:rsid="015ecacb" officeooo:paragraph-rsid="0168acda" style:font-size-asian="12pt" style:font-weight-asian="bold" style:font-size-complex="12pt" style:font-weight-complex="bold"/>
    </style:style>
    <style:style style:name="P65" style:family="paragraph" style:parent-style-name="Standard">
      <style:text-properties fo:color="#007826" fo:font-size="12pt" fo:font-weight="bold" officeooo:rsid="01cf10cd" officeooo:paragraph-rsid="01cf10cd" style:font-size-asian="12pt" style:font-weight-asian="bold" style:font-size-complex="12pt" style:font-weight-complex="bold"/>
    </style:style>
    <style:style style:name="P66" style:family="paragraph" style:parent-style-name="Standard">
      <style:text-properties fo:color="#007826" fo:font-size="12pt" fo:font-weight="bold" officeooo:rsid="004170c1" officeooo:paragraph-rsid="017fa725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007826" fo:font-weight="bold" officeooo:rsid="0043177e" officeooo:paragraph-rsid="006f275b" style:font-weight-asian="bold" style:font-weight-complex="bold"/>
    </style:style>
    <style:style style:name="P68" style:family="paragraph" style:parent-style-name="Standard">
      <style:text-properties fo:color="#007826" fo:font-weight="bold" officeooo:rsid="0043177e" officeooo:paragraph-rsid="00985fcb" style:font-weight-asian="bold" style:font-weight-complex="bold"/>
    </style:style>
    <style:style style:name="P69" style:family="paragraph" style:parent-style-name="Standard">
      <style:text-properties fo:color="#007826" fo:font-weight="bold" officeooo:rsid="0048bae2" officeooo:paragraph-rsid="0048bae2" style:font-weight-asian="bold" style:font-weight-complex="bold"/>
    </style:style>
    <style:style style:name="P70" style:family="paragraph" style:parent-style-name="Standard">
      <style:text-properties fo:color="#007826" fo:font-weight="bold" officeooo:rsid="0048bae2" officeooo:paragraph-rsid="002cc114" style:font-weight-asian="bold" style:font-weight-complex="bold"/>
    </style:style>
    <style:style style:name="P71" style:family="paragraph" style:parent-style-name="Standard">
      <style:text-properties fo:color="#007826" fo:font-weight="bold" officeooo:rsid="009634f3" officeooo:paragraph-rsid="009c6a5a" style:font-weight-asian="bold" style:font-weight-complex="bold"/>
    </style:style>
    <style:style style:name="P72" style:family="paragraph" style:parent-style-name="Standard">
      <style:text-properties fo:color="#007826" fo:font-weight="bold" officeooo:rsid="009c6a5a" officeooo:paragraph-rsid="009c6a5a" style:font-weight-asian="bold" style:font-weight-complex="bold"/>
    </style:style>
    <style:style style:name="P73" style:family="paragraph" style:parent-style-name="Standard">
      <style:text-properties fo:color="#007826" fo:font-weight="bold" officeooo:rsid="00985fcb" officeooo:paragraph-rsid="009a1278" style:font-weight-asian="bold" style:font-weight-complex="bold"/>
    </style:style>
    <style:style style:name="P74" style:family="paragraph" style:parent-style-name="Standard">
      <style:text-properties fo:color="#007826" style:font-name="Liberation Serif" fo:font-size="12pt" officeooo:paragraph-rsid="009c54d4" style:font-size-asian="12pt" style:font-size-complex="12pt"/>
    </style:style>
    <style:style style:name="P75" style:family="paragraph" style:parent-style-name="Standard">
      <style:text-properties fo:color="#007826" style:font-name="Liberation Serif" fo:font-size="12pt" officeooo:paragraph-rsid="015c3106" style:font-size-asian="12pt" style:font-size-complex="12pt"/>
    </style:style>
    <style:style style:name="P76" style:family="paragraph" style:parent-style-name="Standard">
      <style:text-properties fo:color="#007826" style:font-name="Liberation Serif" fo:font-size="12pt" fo:font-weight="bold" officeooo:rsid="01561bca" officeooo:paragraph-rsid="01687921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007826" style:font-name="Liberation Serif" fo:font-size="12pt" fo:font-weight="bold" officeooo:rsid="015a8d19" officeooo:paragraph-rsid="01687921" style:font-size-asian="12pt" style:font-weight-asian="bold" style:font-size-complex="12pt" style:font-weight-complex="bold"/>
    </style:style>
    <style:style style:name="P78" style:family="paragraph" style:parent-style-name="Standard">
      <style:text-properties fo:color="#007826" style:font-name="Liberation Serif" fo:font-size="12pt" fo:font-weight="bold" officeooo:rsid="015ecacb" officeooo:paragraph-rsid="016abe33" style:font-size-asian="12pt" style:font-weight-asian="bold" style:font-size-complex="12pt" style:font-weight-complex="bold"/>
    </style:style>
    <style:style style:name="P79" style:family="paragraph" style:parent-style-name="Standard">
      <style:text-properties fo:color="#007826" style:font-name="Liberation Serif" fo:font-size="12pt" fo:font-weight="bold" officeooo:rsid="015ecacb" officeooo:paragraph-rsid="01703db3" style:font-size-asian="12pt" style:font-weight-asian="bold" style:font-size-complex="12pt" style:font-weight-complex="bold"/>
    </style:style>
    <style:style style:name="P80" style:family="paragraph" style:parent-style-name="Standard">
      <style:text-properties fo:color="#007826" style:font-name="Liberation Serif" fo:font-size="12pt" fo:font-weight="bold" officeooo:rsid="015ecacb" officeooo:paragraph-rsid="01761773" style:font-size-asian="12pt" style:font-weight-asian="bold" style:font-size-complex="12pt" style:font-weight-complex="bold"/>
    </style:style>
    <style:style style:name="P81" style:family="paragraph" style:parent-style-name="Standard">
      <style:text-properties fo:color="#007826" style:font-name="Liberation Serif" fo:font-size="12pt" fo:font-weight="bold" officeooo:rsid="015ecacb" officeooo:paragraph-rsid="017874d5" style:font-size-asian="12pt" style:font-weight-asian="bold" style:font-size-complex="12pt" style:font-weight-complex="bold"/>
    </style:style>
    <style:style style:name="P82" style:family="paragraph" style:parent-style-name="Standard">
      <style:text-properties fo:color="#007826" style:font-name="Liberation Serif" fo:font-size="12pt" fo:font-weight="bold" officeooo:rsid="015ecacb" officeooo:paragraph-rsid="017b1722" style:font-size-asian="12pt" style:font-weight-asian="bold" style:font-size-complex="12pt" style:font-weight-complex="bold"/>
    </style:style>
    <style:style style:name="P83" style:family="paragraph" style:parent-style-name="Standard">
      <style:text-properties fo:color="#007826" style:font-name="Liberation Serif" fo:font-size="12pt" fo:font-weight="bold" officeooo:rsid="015ecacb" officeooo:paragraph-rsid="017cca57" style:font-size-asian="12pt" style:font-weight-asian="bold" style:font-size-complex="12pt" style:font-weight-complex="bold"/>
    </style:style>
    <style:style style:name="P84" style:family="paragraph" style:parent-style-name="Standard">
      <style:text-properties fo:color="#007826" style:font-name="Liberation Serif" fo:font-size="12pt" fo:font-weight="bold" officeooo:rsid="015ecacb" officeooo:paragraph-rsid="017fa725" style:font-size-asian="12pt" style:font-weight-asian="bold" style:font-size-complex="12pt" style:font-weight-complex="bold"/>
    </style:style>
    <style:style style:name="P85" style:family="paragraph" style:parent-style-name="Standard">
      <style:text-properties fo:color="#007826" style:font-name="Liberation Serif" fo:font-size="12pt" fo:font-weight="bold" officeooo:rsid="01839525" officeooo:paragraph-rsid="0183d2ea" style:font-size-asian="12pt" style:font-weight-asian="bold" style:font-size-complex="12pt" style:font-weight-complex="bold"/>
    </style:style>
    <style:style style:name="P86" style:family="paragraph" style:parent-style-name="Standard">
      <style:text-properties fo:color="#007826" style:font-name="Liberation Serif" fo:font-size="12pt" fo:font-weight="bold" officeooo:rsid="01839525" officeooo:paragraph-rsid="01890844" style:font-size-asian="12pt" style:font-weight-asian="bold" style:font-size-complex="12pt" style:font-weight-complex="bold"/>
    </style:style>
    <style:style style:name="P87" style:family="paragraph" style:parent-style-name="Standard">
      <style:text-properties fo:color="#007826" style:font-name="Liberation Serif" fo:font-size="12pt" officeooo:paragraph-rsid="0153156b" fo:background-color="#ffff00" style:font-size-asian="12pt" style:font-size-complex="12pt"/>
    </style:style>
    <style:style style:name="P88" style:family="paragraph" style:parent-style-name="Standard">
      <style:text-properties fo:color="#007826" style:font-name="Liberation Serif" fo:font-size="12pt" officeooo:paragraph-rsid="015c3106" fo:background-color="#ffff00" style:font-size-asian="12pt" style:font-size-complex="12pt"/>
    </style:style>
    <style:style style:name="P89" style:family="paragraph" style:parent-style-name="Standard">
      <style:text-properties fo:color="#ffd320" fo:font-weight="bold" officeooo:rsid="009c6a5a" officeooo:paragraph-rsid="009c6a5a" style:font-weight-asian="bold" style:font-weight-complex="bold"/>
    </style:style>
    <style:style style:name="P90" style:family="paragraph" style:parent-style-name="Standard">
      <style:text-properties fo:color="#330066" fo:font-weight="bold" officeooo:rsid="00a9217b" officeooo:paragraph-rsid="00a9217b" style:font-weight-asian="bold" style:font-weight-complex="bold"/>
    </style:style>
    <style:style style:name="P91" style:family="paragraph" style:parent-style-name="Standard">
      <style:text-properties fo:color="#330066" fo:font-weight="bold" officeooo:rsid="00a9217b" officeooo:paragraph-rsid="00b883f5" style:font-weight-asian="bold" style:font-weight-complex="bold"/>
    </style:style>
    <style:style style:name="P92" style:family="paragraph" style:parent-style-name="Standard">
      <style:text-properties fo:color="#330066" fo:font-weight="bold" officeooo:rsid="00af19d6" officeooo:paragraph-rsid="00af19d6" style:font-weight-asian="bold" style:font-weight-complex="bold"/>
    </style:style>
    <style:style style:name="P93" style:family="paragraph" style:parent-style-name="Standard">
      <style:text-properties fo:color="#330066" fo:font-weight="bold" officeooo:rsid="00af19d6" officeooo:paragraph-rsid="00aff24b" style:font-weight-asian="bold" style:font-weight-complex="bold"/>
    </style:style>
    <style:style style:name="P94" style:family="paragraph" style:parent-style-name="Standard">
      <style:text-properties fo:color="#330066" fo:font-weight="bold" officeooo:rsid="00af19d6" officeooo:paragraph-rsid="00e914c8" style:font-weight-asian="bold" style:font-weight-complex="bold"/>
    </style:style>
    <style:style style:name="P95" style:family="paragraph" style:parent-style-name="Standard">
      <style:text-properties fo:color="#330066" fo:font-size="12pt" fo:font-weight="bold" officeooo:rsid="00bf07cf" officeooo:paragraph-rsid="00bf07cf" style:font-size-asian="12pt" style:font-weight-asian="bold" style:font-size-complex="12pt" style:font-weight-complex="bold"/>
    </style:style>
    <style:style style:name="P96" style:family="paragraph" style:parent-style-name="Standard">
      <style:text-properties fo:color="#330066" fo:font-size="12pt" fo:font-weight="bold" officeooo:rsid="00bf07cf" officeooo:paragraph-rsid="00da161f" style:font-size-asian="12pt" style:font-weight-asian="bold" style:font-size-complex="12pt" style:font-weight-complex="bold"/>
    </style:style>
    <style:style style:name="P97" style:family="paragraph" style:parent-style-name="Standard">
      <style:text-properties fo:color="#330066" fo:font-size="12pt" fo:font-weight="bold" officeooo:rsid="00bf07cf" officeooo:paragraph-rsid="00dd8aa3" style:font-size-asian="12pt" style:font-weight-asian="bold" style:font-size-complex="12pt" style:font-weight-complex="bold"/>
    </style:style>
    <style:style style:name="P98" style:family="paragraph" style:parent-style-name="Standard">
      <style:text-properties fo:color="#330066" fo:font-size="12pt" fo:font-weight="bold" officeooo:rsid="00bf07cf" officeooo:paragraph-rsid="019278fa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330066" fo:font-size="12pt" fo:font-weight="bold" officeooo:rsid="00bf07cf" officeooo:paragraph-rsid="005392c3" style:font-size-asian="12pt" style:font-weight-asian="bold" style:font-size-complex="12pt" style:font-weight-complex="bold"/>
    </style:style>
    <style:style style:name="P100" style:family="paragraph" style:parent-style-name="Standard">
      <style:text-properties fo:color="#330066" fo:font-size="12pt" fo:font-weight="bold" officeooo:rsid="00f4136d" officeooo:paragraph-rsid="00f4136d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330066" fo:font-size="12pt" fo:font-weight="bold" officeooo:rsid="00c1ef34" officeooo:paragraph-rsid="00c82240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330066" fo:font-size="12pt" fo:font-weight="bold" officeooo:rsid="00c1ef34" officeooo:paragraph-rsid="00d18362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330066" fo:font-size="12pt" fo:font-weight="bold" officeooo:rsid="00d063c3" officeooo:paragraph-rsid="00d18362" style:font-size-asian="12pt" style:font-weight-asian="bold" style:font-size-complex="12pt" style:font-weight-complex="bold"/>
    </style:style>
    <style:style style:name="P104" style:family="paragraph" style:parent-style-name="Standard">
      <style:text-properties fo:color="#330066" fo:font-size="12pt" fo:font-weight="bold" officeooo:rsid="00d063c3" officeooo:paragraph-rsid="00f96ff0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330066" fo:font-size="12pt" fo:font-weight="bold" officeooo:rsid="00d063c3" officeooo:paragraph-rsid="00f59842" style:font-size-asian="12pt" style:font-weight-asian="bold" style:font-size-complex="12pt" style:font-weight-complex="bold"/>
    </style:style>
    <style:style style:name="P106" style:family="paragraph" style:parent-style-name="Standard">
      <style:text-properties fo:color="#330066" fo:font-size="12pt" fo:font-weight="bold" officeooo:rsid="00c09569" officeooo:paragraph-rsid="010d8a05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330066" style:font-name="Liberation Serif" fo:font-size="12pt" fo:font-weight="bold" officeooo:rsid="00f4136d" officeooo:paragraph-rsid="01016ea8" style:font-size-asian="12pt" style:font-weight-asian="bold" style:font-size-complex="12pt" style:font-weight-complex="bold"/>
    </style:style>
    <style:style style:name="P108" style:family="paragraph" style:parent-style-name="Standard">
      <style:text-properties fo:color="#330066" fo:font-size="16pt" fo:font-weight="bold" officeooo:rsid="002bbb83" officeooo:paragraph-rsid="0070795b" style:font-size-asian="16pt" style:font-weight-asian="bold" style:font-size-complex="16pt" style:font-weight-complex="bold"/>
    </style:style>
    <style:style style:name="P109" style:family="paragraph" style:parent-style-name="Standard">
      <style:text-properties fo:font-size="11pt" fo:font-style="italic" fo:font-weight="bold" officeooo:rsid="00b060f8" officeooo:paragraph-rsid="00b060f8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Standard">
      <style:text-properties fo:color="#ff0000" fo:font-weight="bold" officeooo:rsid="00a9217b" officeooo:paragraph-rsid="00eca48f" style:font-weight-asian="bold" style:font-weight-complex="bold"/>
    </style:style>
    <style:style style:name="P111" style:family="paragraph" style:parent-style-name="Standard">
      <style:text-properties fo:color="#ff0000" fo:font-weight="bold" officeooo:rsid="00a9217b" officeooo:paragraph-rsid="00f3b9c8" style:font-weight-asian="bold" style:font-weight-complex="bold"/>
    </style:style>
    <style:style style:name="P112" style:family="paragraph" style:parent-style-name="Standard">
      <style:text-properties fo:color="#ff0000" fo:font-size="12pt" fo:font-weight="bold" officeooo:rsid="00d063c3" officeooo:paragraph-rsid="00e6ea35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ff0000" fo:font-size="12pt" fo:font-weight="bold" officeooo:rsid="01c6e9b7" officeooo:paragraph-rsid="01c6e9b7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ff0000" style:font-name="Liberation Serif" fo:font-size="12pt" officeooo:rsid="0101f2c7" officeooo:paragraph-rsid="0152aeee" style:font-size-asian="12pt" style:font-size-complex="12pt"/>
    </style:style>
    <style:style style:name="P115" style:family="paragraph" style:parent-style-name="Standard">
      <style:text-properties fo:color="#ff0000" style:font-name="Liberation Serif" fo:font-size="12pt" fo:font-weight="bold" officeooo:rsid="0101f2c7" officeooo:paragraph-rsid="0152aeee" style:font-size-asian="12pt" style:font-weight-asian="bold" style:font-size-complex="12pt" style:font-weight-complex="bold"/>
    </style:style>
    <style:style style:name="P116" style:family="paragraph" style:parent-style-name="Standard">
      <style:text-properties fo:color="#000099" fo:font-size="12pt" fo:font-weight="bold" officeooo:rsid="01cc42d1" officeooo:paragraph-rsid="01cc42d1" style:font-size-asian="12pt" style:font-weight-asian="bold" style:font-size-complex="12pt" style:font-weight-complex="bold"/>
    </style:style>
    <style:style style:name="P117" style:family="paragraph" style:parent-style-name="Standard">
      <style:text-properties fo:color="#000066" style:font-name="Liberation Serif" fo:font-size="12pt" fo:font-weight="bold" officeooo:rsid="010309c2" officeooo:paragraph-rsid="019e53db" style:font-weight-asian="bold" style:font-weight-complex="bold"/>
    </style:style>
    <style:style style:name="P118" style:family="paragraph" style:parent-style-name="Standard">
      <style:text-properties fo:color="#000066" style:font-name="Liberation Serif" fo:font-size="12pt" fo:font-weight="bold" officeooo:rsid="01a30a8d" officeooo:paragraph-rsid="01a30a8d" style:font-size-asian="16pt" style:font-weight-asian="bold" style:font-size-complex="16pt" style:font-weight-complex="bold"/>
    </style:style>
    <style:style style:name="P119" style:family="paragraph" style:parent-style-name="Standard">
      <style:text-properties fo:color="#000066" style:font-name="Liberation Serif" fo:font-size="12pt" fo:font-weight="bold" officeooo:rsid="01a30a8d" officeooo:paragraph-rsid="01a8e6e4" style:font-size-asian="16pt" style:font-weight-asian="bold" style:font-size-complex="16pt" style:font-weight-complex="bold"/>
    </style:style>
    <style:style style:name="P120" style:family="paragraph" style:parent-style-name="Standard">
      <style:text-properties fo:color="#000066" style:font-name="Liberation Serif" fo:font-size="12pt" fo:font-weight="bold" officeooo:rsid="01a30a8d" officeooo:paragraph-rsid="01b9b9cf" style:font-size-asian="16pt" style:font-weight-asian="bold" style:font-size-complex="16pt" style:font-weight-complex="bold"/>
    </style:style>
    <style:style style:name="P121" style:family="paragraph" style:parent-style-name="Standard">
      <style:text-properties fo:color="#000066" style:font-name="Liberation Serif" fo:font-size="12pt" fo:font-weight="bold" officeooo:rsid="01af84d7" officeooo:paragraph-rsid="01af84d7" style:font-size-asian="16pt" style:font-weight-asian="bold" style:font-size-complex="16pt" style:font-weight-complex="bold"/>
    </style:style>
    <style:style style:name="P122" style:family="paragraph" style:parent-style-name="Standard">
      <style:text-properties fo:color="#000066" style:font-name="Liberation Serif" fo:font-size="12pt" fo:font-weight="bold" officeooo:rsid="01b0f8f2" officeooo:paragraph-rsid="01b0f8f2" style:font-size-asian="16pt" style:font-weight-asian="bold" style:font-size-complex="16pt" style:font-weight-complex="bold"/>
    </style:style>
    <style:style style:name="P123" style:family="paragraph" style:parent-style-name="Standard">
      <style:text-properties fo:color="#000066" style:font-name="Liberation Serif" fo:font-size="12pt" fo:font-weight="bold" officeooo:rsid="01bcf2bc" officeooo:paragraph-rsid="01bcf2bc" style:font-size-asian="16pt" style:font-weight-asian="bold" style:font-size-complex="16pt" style:font-weight-complex="bold"/>
    </style:style>
    <style:style style:name="P124" style:family="paragraph" style:parent-style-name="Standard">
      <style:text-properties fo:color="#000066" style:font-name="Liberation Serif" fo:font-size="12pt" fo:font-weight="bold" officeooo:rsid="01bcf2bc" officeooo:paragraph-rsid="01cc42d1" style:font-size-asian="16pt" style:font-weight-asian="bold" style:font-size-complex="16pt" style:font-weight-complex="bold"/>
    </style:style>
    <style:style style:name="P125" style:family="paragraph" style:parent-style-name="Standard">
      <style:text-properties fo:color="#000066" style:font-name="Liberation Serif" fo:font-size="12pt" fo:font-weight="bold" officeooo:rsid="01bcf2bc" officeooo:paragraph-rsid="01d3d6ab" style:font-size-asian="16pt" style:font-weight-asian="bold" style:font-size-complex="16pt" style:font-weight-complex="bold"/>
    </style:style>
    <style:style style:name="P126" style:family="paragraph" style:parent-style-name="Standard">
      <style:text-properties fo:color="#000066" style:font-name="Liberation Serif" fo:font-size="12pt" fo:font-weight="bold" officeooo:paragraph-rsid="01d69930"/>
    </style:style>
    <style:style style:name="P127" style:family="paragraph" style:parent-style-name="Standard">
      <style:text-properties fo:color="#000066" style:font-name="Liberation Serif" fo:font-size="12pt" fo:font-weight="bold" officeooo:rsid="01d0e672" officeooo:paragraph-rsid="01d0e672" style:font-size-asian="12pt" style:font-weight-asian="bold" style:font-size-complex="12pt" style:font-weight-complex="bold"/>
    </style:style>
    <style:style style:name="P128" style:family="paragraph" style:parent-style-name="Standard">
      <style:text-properties fo:color="#000066" fo:font-size="12pt" fo:font-weight="bold" officeooo:rsid="01cf10cd" officeooo:paragraph-rsid="01cf10cd" style:font-size-asian="12pt" style:font-weight-asian="bold" style:font-size-complex="12pt" style:font-weight-complex="bold"/>
    </style:style>
    <style:style style:name="P129" style:family="paragraph" style:parent-style-name="Preformatted_20_Text">
      <style:text-properties fo:font-variant="normal" fo:text-transform="none" fo:color="#330066" style:font-name="Liberation Serif" fo:font-size="12pt" fo:letter-spacing="normal" fo:font-style="normal" fo:font-weight="bold" officeooo:rsid="0043177e" officeooo:paragraph-rsid="00b898e4" style:font-size-asian="12pt" style:font-weight-asian="bold" style:font-size-complex="12pt" style:font-weight-complex="bold"/>
    </style:style>
    <style:style style:name="P130" style:family="paragraph" style:parent-style-name="Preformatted_20_Text">
      <style:text-properties fo:font-variant="normal" fo:text-transform="none" fo:color="#330066" style:font-name="Liberation Serif" fo:font-size="12pt" fo:letter-spacing="normal" fo:font-style="normal" fo:font-weight="bold" officeooo:rsid="00b898e4" officeooo:paragraph-rsid="00b898e4" style:font-size-asian="12pt" style:font-weight-asian="bold" style:font-size-complex="12pt" style:font-weight-complex="bold"/>
    </style:style>
    <style:style style:name="P131" style:family="paragraph" style:parent-style-name="Preformatted_20_Text">
      <style:text-properties fo:font-variant="normal" fo:text-transform="none" fo:color="#ff0000" style:font-name="Liberation Serif" fo:font-size="12pt" fo:letter-spacing="normal" fo:font-style="normal" fo:font-weight="bold" officeooo:rsid="00d2f675" officeooo:paragraph-rsid="00d2f675" style:font-size-asian="12pt" style:font-weight-asian="bold" style:font-size-complex="12pt" style:font-weight-complex="bold"/>
    </style:style>
    <style:style style:name="P132" style:family="paragraph" style:parent-style-name="Preformatted_20_Text">
      <style:text-properties fo:color="#629755" style:font-name="Source Code Pro" fo:font-size="10.5pt" fo:font-style="italic" fo:font-weight="bold" officeooo:rsid="002bbb83" officeooo:paragraph-rsid="00845d78" style:font-size-asian="16pt" style:font-weight-asian="bold" style:font-size-complex="16pt" style:font-weight-complex="bold"/>
    </style:style>
    <style:style style:name="P133" style:family="paragraph" style:parent-style-name="Preformatted_20_Text">
      <style:text-properties fo:color="#007826" style:font-name="Liberation Serif" fo:font-size="10.5pt" fo:font-weight="bold" officeooo:rsid="00515987" officeooo:paragraph-rsid="0144af43" style:font-size-asian="12pt" style:font-weight-asian="bold" style:font-size-complex="12pt" style:font-weight-complex="bold"/>
    </style:style>
    <style:style style:name="P134" style:family="paragraph" style:parent-style-name="Standard">
      <style:text-properties fo:color="#000066" style:font-name="Liberation Serif" fo:font-size="12pt" fo:font-weight="bold" officeooo:rsid="010309c2" officeooo:paragraph-rsid="0152aeee" style:font-weight-asian="bold" style:font-weight-complex="bold"/>
    </style:style>
    <style:style style:name="P135" style:family="paragraph" style:parent-style-name="Standard">
      <style:text-properties fo:color="#000066" style:font-name="Liberation Serif" fo:font-size="12pt" fo:font-weight="bold" officeooo:rsid="01b9b9cf" officeooo:paragraph-rsid="01b9b9cf" style:font-size-asian="16pt" style:font-weight-asian="bold" style:font-size-complex="16pt" style:font-weight-complex="bold"/>
    </style:style>
    <style:style style:name="P136" style:family="paragraph" style:parent-style-name="Standard">
      <style:text-properties fo:color="#000066" style:font-name="Liberation Serif" fo:font-size="12pt" fo:font-weight="bold" officeooo:rsid="01b9b9cf" officeooo:paragraph-rsid="01c2ce03" style:font-size-asian="16pt" style:font-weight-asian="bold" style:font-size-complex="16pt" style:font-weight-complex="bold"/>
    </style:style>
    <style:style style:name="P137" style:family="paragraph" style:parent-style-name="Standard">
      <style:text-properties fo:color="#000066" style:font-name="Liberation Serif" fo:font-size="12pt" fo:font-weight="bold" officeooo:rsid="01b9b9cf" officeooo:paragraph-rsid="01d3d6ab" style:font-size-asian="16pt" style:font-weight-asian="bold" style:font-size-complex="16pt" style:font-weight-complex="bold"/>
    </style:style>
    <style:style style:name="P138" style:family="paragraph" style:parent-style-name="Standard" style:list-style-name="L1">
      <style:text-properties fo:color="#007826" fo:font-size="12pt" fo:font-weight="bold" officeooo:rsid="012c79aa" officeooo:paragraph-rsid="0134470d" style:font-size-asian="12pt" style:font-weight-asian="bold" style:font-size-complex="12pt" style:font-weight-complex="bold"/>
    </style:style>
    <style:style style:name="P139" style:family="paragraph" style:parent-style-name="Standard" style:list-style-name="L1">
      <style:text-properties fo:color="#007826" fo:font-size="12pt" fo:font-weight="bold" officeooo:rsid="012c79aa" officeooo:paragraph-rsid="01358358" style:font-size-asian="12pt" style:font-weight-asian="bold" style:font-size-complex="12pt" style:font-weight-complex="bold"/>
    </style:style>
    <style:style style:name="P140" style:family="paragraph" style:parent-style-name="Standard">
      <style:text-properties fo:color="#007826" fo:font-size="12pt" fo:font-weight="bold" officeooo:rsid="012c79aa" officeooo:paragraph-rsid="01358358" style:font-size-asian="12pt" style:font-weight-asian="bold" style:font-size-complex="12pt" style:font-weight-complex="bold"/>
    </style:style>
    <style:style style:name="P141" style:family="paragraph" style:parent-style-name="Standard">
      <style:text-properties fo:color="#007826" style:font-name="Liberation Serif" fo:font-size="12pt" fo:font-weight="bold" officeooo:rsid="014abfbe" officeooo:paragraph-rsid="01687921" style:font-size-asian="16pt" style:font-weight-asian="bold" style:font-size-complex="16pt" style:font-weight-complex="bold"/>
    </style:style>
    <style:style style:name="P142" style:family="paragraph" style:parent-style-name="Standard">
      <style:text-properties fo:color="#007826" style:font-name="Liberation Serif" fo:font-size="12pt" fo:font-weight="bold" officeooo:rsid="00515987" officeooo:paragraph-rsid="017874d5" style:font-size-asian="12pt" style:font-weight-asian="bold" style:font-size-complex="12pt" style:font-weight-complex="bold"/>
    </style:style>
    <style:style style:name="P143" style:family="paragraph" style:parent-style-name="Standard">
      <style:text-properties fo:color="#007826" style:font-name="Liberation Serif" fo:font-size="12pt" fo:font-weight="bold" officeooo:rsid="00515987" officeooo:paragraph-rsid="017cca57" style:font-size-asian="12pt" style:font-weight-asian="bold" style:font-size-complex="12pt" style:font-weight-complex="bold"/>
    </style:style>
    <style:style style:name="P144" style:family="paragraph" style:parent-style-name="Standard">
      <style:text-properties fo:color="#007826" style:font-name="Liberation Serif" fo:font-size="12pt" fo:font-weight="bold" officeooo:rsid="00515987" officeooo:paragraph-rsid="0181ec40" style:font-size-asian="12pt" style:font-weight-asian="bold" style:font-size-complex="12pt" style:font-weight-complex="bold"/>
    </style:style>
    <style:style style:name="P145" style:family="paragraph" style:parent-style-name="Standard">
      <style:text-properties fo:color="#000000" style:font-name="Liberation Serif" fo:font-size="16pt" fo:font-weight="bold" officeooo:rsid="014abfbe" officeooo:paragraph-rsid="016abe33" style:font-size-asian="16pt" style:font-weight-asian="bold" style:font-size-complex="16pt" style:font-weight-complex="bold"/>
    </style:style>
    <style:style style:name="P146" style:family="paragraph" style:parent-style-name="Standard">
      <style:text-properties fo:color="#000000" style:font-name="Liberation Serif" fo:font-size="16pt" fo:font-weight="bold" officeooo:rsid="014abfbe" officeooo:paragraph-rsid="017b1722" style:font-size-asian="16pt" style:font-weight-asian="bold" style:font-size-complex="16pt" style:font-weight-complex="bold"/>
    </style:style>
    <style:style style:name="P147" style:family="paragraph" style:parent-style-name="Standard">
      <style:text-properties fo:color="#000000" style:font-name="Liberation Serif" fo:font-size="16pt" fo:font-weight="bold" officeooo:rsid="014abfbe" officeooo:paragraph-rsid="017fa725" style:font-size-asian="16pt" style:font-weight-asian="bold" style:font-size-complex="16pt" style:font-weight-complex="bold"/>
    </style:style>
    <style:style style:name="P148" style:family="paragraph" style:parent-style-name="Standard">
      <style:text-properties fo:font-size="18pt" fo:font-weight="bold" officeooo:rsid="000ccc33" officeooo:paragraph-rsid="002cc114" style:font-size-asian="18pt" style:font-weight-asian="bold" style:font-size-complex="18pt" style:font-weight-complex="bold"/>
    </style:style>
    <style:style style:name="P149" style:family="paragraph" style:parent-style-name="Standard">
      <style:text-properties fo:font-size="16pt" fo:font-weight="bold" officeooo:rsid="002bbb83" officeooo:paragraph-rsid="002bbb83" fo:background-color="#ffff00" style:font-size-asian="16pt" style:font-weight-asian="bold" style:font-size-complex="16pt" style:font-weight-complex="bold"/>
    </style:style>
    <style:style style:name="T1" style:family="text">
      <style:text-properties fo:font-weight="bold" officeooo:rsid="002bbb83" style:font-size-asian="16pt" style:font-weight-asian="bold" style:font-size-complex="16pt" style:font-weight-complex="bold"/>
    </style:style>
    <style:style style:name="T2" style:family="text">
      <style:text-properties fo:font-weight="bold" officeooo:rsid="014abfbe" style:font-size-asian="16pt" style:font-weight-asian="bold" style:font-size-complex="16pt" style:font-weight-complex="bold"/>
    </style:style>
    <style:style style:name="T3" style:family="text">
      <style:text-properties officeooo:rsid="003588b8"/>
    </style:style>
    <style:style style:name="T4" style:family="text">
      <style:text-properties officeooo:rsid="004267af"/>
    </style:style>
    <style:style style:name="T5" style:family="text">
      <style:text-properties officeooo:rsid="004dae20"/>
    </style:style>
    <style:style style:name="T6" style:family="text">
      <style:text-properties officeooo:rsid="00515987"/>
    </style:style>
    <style:style style:name="T7" style:family="text">
      <style:text-properties officeooo:rsid="005455f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58d94c"/>
    </style:style>
    <style:style style:name="T10" style:family="text">
      <style:text-properties officeooo:rsid="005c72dd"/>
    </style:style>
    <style:style style:name="T11" style:family="text">
      <style:text-properties officeooo:rsid="005f92c8"/>
    </style:style>
    <style:style style:name="T12" style:family="text">
      <style:text-properties officeooo:rsid="0062f311"/>
    </style:style>
    <style:style style:name="T13" style:family="text">
      <style:text-properties fo:color="#007826"/>
    </style:style>
    <style:style style:name="T14" style:family="text">
      <style:text-properties fo:color="#007826" officeooo:rsid="0062f311"/>
    </style:style>
    <style:style style:name="T15" style:family="text">
      <style:text-properties fo:color="#007826" officeooo:rsid="00640718"/>
    </style:style>
    <style:style style:name="T16" style:family="text">
      <style:text-properties fo:color="#007826" officeooo:rsid="005f92c8"/>
    </style:style>
    <style:style style:name="T17" style:family="text">
      <style:text-properties fo:color="#007826" officeooo:rsid="00756d2d"/>
    </style:style>
    <style:style style:name="T18" style:family="text">
      <style:text-properties fo:color="#007826" officeooo:rsid="0088dfd8"/>
    </style:style>
    <style:style style:name="T19" style:family="text">
      <style:text-properties fo:color="#007826" officeooo:rsid="00985fcb"/>
    </style:style>
    <style:style style:name="T20" style:family="text">
      <style:text-properties fo:color="#007826" officeooo:rsid="012c79aa"/>
    </style:style>
    <style:style style:name="T21" style:family="text">
      <style:text-properties officeooo:rsid="00640718"/>
    </style:style>
    <style:style style:name="T22" style:family="text">
      <style:text-properties fo:color="#629755" fo:font-style="italic" officeooo:rsid="002bbb83"/>
    </style:style>
    <style:style style:name="T23" style:family="text">
      <style:text-properties fo:color="#629755" fo:font-style="italic" officeooo:rsid="00a1cbc6"/>
    </style:style>
    <style:style style:name="T24" style:family="text">
      <style:text-properties fo:color="#629755" officeooo:rsid="002bbb83"/>
    </style:style>
    <style:style style:name="T25" style:family="text">
      <style:text-properties officeooo:rsid="006bb347"/>
    </style:style>
    <style:style style:name="T26" style:family="text">
      <style:text-properties officeooo:rsid="006ef19c"/>
    </style:style>
    <style:style style:name="T27" style:family="text">
      <style:text-properties officeooo:rsid="0070795b"/>
    </style:style>
    <style:style style:name="T28" style:family="text">
      <style:text-properties officeooo:rsid="0073db9f"/>
    </style:style>
    <style:style style:name="T29" style:family="text">
      <style:text-properties officeooo:rsid="00781868"/>
    </style:style>
    <style:style style:name="T30" style:family="text">
      <style:text-properties officeooo:rsid="007902e4"/>
    </style:style>
    <style:style style:name="T31" style:family="text">
      <style:text-properties officeooo:rsid="0084eb62"/>
    </style:style>
    <style:style style:name="T32" style:family="text">
      <style:text-properties officeooo:rsid="008b5aff"/>
    </style:style>
    <style:style style:name="T33" style:family="text">
      <style:text-properties officeooo:rsid="009634f3"/>
    </style:style>
    <style:style style:name="T34" style:family="text">
      <style:text-properties officeooo:rsid="009dedc7"/>
    </style:style>
    <style:style style:name="T35" style:family="text">
      <style:text-properties fo:color="#330066" officeooo:rsid="00a9217b"/>
    </style:style>
    <style:style style:name="T36" style:family="text">
      <style:text-properties fo:color="#330066" officeooo:rsid="00e457d7"/>
    </style:style>
    <style:style style:name="T37" style:family="text">
      <style:text-properties fo:color="#ff0000" fo:font-size="11pt" fo:font-style="italic" officeooo:rsid="00b060f8" style:font-size-asian="11pt" style:font-style-asian="italic" style:font-size-complex="11pt" style:font-style-complex="italic"/>
    </style:style>
    <style:style style:name="T38" style:family="text">
      <style:text-properties fo:color="#ff0000" officeooo:rsid="00a9217b"/>
    </style:style>
    <style:style style:name="T39" style:family="text">
      <style:text-properties officeooo:rsid="00dbe824"/>
    </style:style>
    <style:style style:name="T40" style:family="text">
      <style:text-properties officeooo:rsid="00de992d"/>
    </style:style>
    <style:style style:name="T41" style:family="text">
      <style:text-properties officeooo:rsid="00e914c8"/>
    </style:style>
    <style:style style:name="T42" style:family="text">
      <style:text-properties fo:font-variant="normal" fo:text-transform="none" fo:letter-spacing="normal" fo:font-style="normal" officeooo:rsid="0100396a"/>
    </style:style>
    <style:style style:name="T43" style:family="text">
      <style:text-properties fo:font-variant="normal" fo:text-transform="none" fo:letter-spacing="normal" fo:font-style="normal" officeooo:rsid="01016ea8"/>
    </style:style>
    <style:style style:name="T44" style:family="text">
      <style:text-properties fo:font-variant="normal" fo:text-transform="none" fo:letter-spacing="normal" fo:font-style="normal" officeooo:rsid="01bcf2bc" style:font-size-asian="16pt" style:font-weight-asian="bold" style:font-size-complex="16pt" style:font-weight-complex="bold"/>
    </style:style>
    <style:style style:name="T45" style:family="text">
      <style:text-properties fo:font-variant="normal" fo:text-transform="none" style:font-name="Liberation Serif" fo:letter-spacing="normal" fo:font-style="normal" style:font-size-asian="12pt" style:font-size-complex="12pt"/>
    </style:style>
    <style:style style:name="T46" style:family="text">
      <style:text-properties fo:font-variant="normal" fo:text-transform="none" style:font-name="Liberation Serif" fo:letter-spacing="normal" fo:font-style="normal" officeooo:rsid="01d69930" style:font-size-asian="12pt" style:font-size-complex="12pt"/>
    </style:style>
    <style:style style:name="T47" style:family="text">
      <style:text-properties officeooo:rsid="01165cd5"/>
    </style:style>
    <style:style style:name="T48" style:family="text">
      <style:text-properties officeooo:rsid="0117bc20"/>
    </style:style>
    <style:style style:name="T49" style:family="text">
      <style:text-properties officeooo:rsid="011df899"/>
    </style:style>
    <style:style style:name="T50" style:family="text">
      <style:text-properties officeooo:rsid="011f5369"/>
    </style:style>
    <style:style style:name="T51" style:family="text">
      <style:text-properties officeooo:rsid="012a1de0"/>
    </style:style>
    <style:style style:name="T52" style:family="text">
      <style:text-properties officeooo:rsid="013de1e5"/>
    </style:style>
    <style:style style:name="T53" style:family="text">
      <style:text-properties officeooo:rsid="014abfbe" style:font-size-asian="16pt" style:font-size-complex="16pt"/>
    </style:style>
    <style:style style:name="T54" style:family="text">
      <style:text-properties officeooo:rsid="01d69930" style:font-size-asian="16pt" style:font-weight-asian="bold" style:font-size-complex="16pt" style:font-weight-complex="bold"/>
    </style:style>
    <style:style style:name="T55" style:family="text">
      <style:text-properties fo:color="#000000" style:font-name="Liberation Serif" fo:font-size="16pt" fo:font-weight="bold" officeooo:rsid="002bbb83" style:font-size-asian="16pt" style:font-weight-asian="bold" style:font-size-complex="16pt" style:font-weight-complex="bold"/>
    </style:style>
    <style:style style:name="T56" style:family="text">
      <style:text-properties fo:color="#000000" style:font-name="Liberation Serif" fo:font-size="16pt" fo:font-weight="bold" officeooo:rsid="014abfbe" style:font-size-asian="16pt" style:font-weight-asian="bold" style:font-size-complex="16pt" style:font-weight-complex="bold"/>
    </style:style>
    <style:style style:name="T57" style:family="text">
      <style:text-properties fo:color="#000000" style:font-name="Liberation Serif" fo:font-size="16pt" fo:font-weight="bold" officeooo:rsid="0154d8cb" style:font-size-asian="16pt" style:font-weight-asian="bold" style:font-size-complex="16pt" style:font-weight-complex="bold"/>
    </style:style>
    <style:style style:name="T58" style:family="text">
      <style:text-properties fo:color="#000000" style:font-name="Liberation Serif" fo:font-size="16pt" fo:font-weight="bold" officeooo:rsid="015dcdcc" style:font-size-asian="16pt" style:font-weight-asian="bold" style:font-size-complex="16pt" style:font-weight-complex="bold"/>
    </style:style>
    <style:style style:name="T59" style:family="text">
      <style:text-properties fo:color="#000000" style:font-name="Liberation Serif" fo:font-size="16pt" officeooo:rsid="014abfbe" style:font-size-asian="16pt" style:font-size-complex="16pt"/>
    </style:style>
    <style:style style:name="T60" style:family="text">
      <style:text-properties fo:color="#000000" style:font-name="Liberation Serif" fo:font-size="16pt" officeooo:rsid="002bbb83" style:font-size-asian="16pt" style:font-size-complex="16pt"/>
    </style:style>
    <style:style style:name="T61" style:family="text">
      <style:text-properties fo:color="#000000" style:font-name="Liberation Serif" fo:font-size="16pt" officeooo:rsid="0154d8cb" style:font-size-asian="16pt" style:font-size-complex="16pt"/>
    </style:style>
    <style:style style:name="T62" style:family="text">
      <style:text-properties fo:color="#000000" style:font-name="Liberation Serif" fo:font-size="16pt" officeooo:rsid="016c8f62" style:font-size-asian="16pt" style:font-size-complex="16pt"/>
    </style:style>
    <style:style style:name="T63" style:family="text">
      <style:text-properties fo:color="#000000" style:font-name="Liberation Serif" fo:font-size="16pt" officeooo:rsid="0176240b" style:font-size-asian="16pt" style:font-size-complex="16pt"/>
    </style:style>
    <style:style style:name="T64" style:family="text">
      <style:text-properties fo:color="#000000" style:font-name="Liberation Serif" fo:font-size="16pt" officeooo:rsid="017fa725" style:font-size-asian="16pt" style:font-size-complex="16pt"/>
    </style:style>
    <style:style style:name="T65" style:family="text">
      <style:text-properties fo:color="#000000" style:font-name="Liberation Serif" fo:font-size="16pt" officeooo:rsid="018324c2" style:font-size-asian="16pt" style:font-size-complex="16pt"/>
    </style:style>
    <style:style style:name="T66" style:family="text">
      <style:text-properties officeooo:rsid="01890844"/>
    </style:style>
    <style:style style:name="T67" style:family="text">
      <style:text-properties officeooo:rsid="018c4767"/>
    </style:style>
    <style:style style:name="T68" style:family="text">
      <style:text-properties officeooo:rsid="018e1f50"/>
    </style:style>
    <style:style style:name="T69" style:family="text">
      <style:text-properties officeooo:rsid="018ec307"/>
    </style:style>
    <style:style style:name="T70" style:family="text">
      <style:text-properties officeooo:rsid="019b55fb"/>
    </style:style>
    <style:style style:name="T71" style:family="text">
      <style:text-properties fo:color="#000066"/>
    </style:style>
    <style:style style:name="T72" style:family="text">
      <style:text-properties fo:color="#000066" officeooo:rsid="01cda44b"/>
    </style:style>
    <style:style style:name="T73" style:family="text">
      <style:text-properties officeooo:rsid="01ac22f5"/>
    </style:style>
    <style:style style:name="T74" style:family="text">
      <style:text-properties officeooo:rsid="01b38d87"/>
    </style:style>
    <style:style style:name="T75" style:family="text">
      <style:text-properties officeooo:rsid="01b394b3"/>
    </style:style>
    <style:style style:name="T76" style:family="text">
      <style:text-properties officeooo:rsid="01cda44b"/>
    </style:style>
    <style:style style:name="T77" style:family="text">
      <style:text-properties officeooo:rsid="01d9fe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48">INSTANCE (<text:span text:style-name="T77">Novaclient / boto3</text:span>):</text:p>
      <text:p text:style-name="P148"/>
      <text:p text:style-name="P1"/>
      <text:p text:style-name="P32">novaclient.<text:span text:style-name="T10">v2.</text:span>client.Client </text:p>
      <text:p text:style-name="P67">client = <text:span text:style-name="T9">Client(VERSION, USERNAME, PASSWORD, <text:s/>PROJECT_ID, AUTH_URL)</text:span></text:p>
      <text:p text:style-name="P67"/>
      <text:p text:style-name="P71">note: <text:span text:style-name="T8"><text:s text:c="2"/></text:span></text:p>
      <text:p text:style-name="P51">:param server: ID of the instance.</text:p>
      <text:p text:style-name="P52">Or</text:p>
      <text:p text:style-name="P72">:param server: The :class:<text:span text:style-name="T34">'</text:span>Server<text:span text:style-name="T34">'</text:span> to add metadata</text:p>
      <text:p text:style-name="P72"/>
      <text:p text:style-name="P89"/>
      <text:p text:style-name="P90">import boto3</text:p>
      <text:p text:style-name="P94">session = <text:span text:style-name="T41">boto3.session.</text:span>Session(</text:p>
      <text:p text:style-name="P92"><text:s text:c="16"/>aws_access_key_id='',</text:p>
      <text:p text:style-name="P92"><text:s text:c="16"/>aws_secret_access_key='',</text:p>
      <text:p text:style-name="P92"><text:s text:c="16"/>region_name='us-east-1',</text:p>
      <text:p text:style-name="P93"><text:s text:c="8"/>)</text:p>
      <text:p text:style-name="P110">https://boto3.readthedocs.org/en/latest/guide/configuration.html#method-parameters</text:p>
      <text:p text:style-name="P91"/>
      <text:p text:style-name="P4"><text:span text:style-name="T35">ec2 = </text:span><text:span text:style-name="T36">session</text:span><text:span text:style-name="T35">.resource('ec2')</text:span></text:p>
      <text:p text:style-name="P5"><text:a xlink:type="simple" xlink:href="http://boto3.readthedocs.org/en/latest/reference/services/ec2.html#service-resource" text:style-name="Internet_20_link" text:visited-style-name="Visited_20_Internet_20_Link"><text:span text:style-name="T38">http://boto3.readthedocs.org/en/latest/reference/services/ec2.html#service-resource</text:span></text:a></text:p>
      <text:p text:style-name="P111"/>
      <text:p text:style-name="P4"><text:a xlink:type="simple" xlink:href="http://mattharris.org/2015/10/amazon-boto3-library-for-python-basics/" text:style-name="Internet_20_link" text:visited-style-name="Visited_20_Internet_20_Link"><text:span text:style-name="T37">http://mattharris.org/2015/10/amazon-boto3-library-for-python-basics/</text:span></text:a></text:p>
      <text:p text:style-name="P109"/>
      <text:p text:style-name="P15">- create :</text:p>
      <text:p text:style-name="P70"/>
      <text:p text:style-name="P69">server = client.servers.create(name, image, flavor,</text:p>
      <text:p text:style-name="P69"><text:s text:c="44"/>nics=nics, **kwargs)</text:p>
      <text:p text:style-name="P69"/>
      <text:p text:style-name="P130">ec2.create_instances(ImageId='ami-e3106686', MinCount=1, MaxCount=1 , InstanceType='t2.micro',)</text:p>
      <text:p text:style-name="P129"/>
      <text:p text:style-name="P131">http://boto3.readthedocs.org/en/latest/reference/services/ec2.html#EC2.ServiceResource.create_instances</text:p>
      <text:p text:style-name="P2"/>
      <text:p text:style-name="P16">- get :</text:p>
      <text:p text:style-name="P68"/>
      <text:p text:style-name="P6"><text:span text:style-name="T13">client.servers.</text:span><text:span text:style-name="T19">get(self, server):</text:span></text:p>
      <text:p text:style-name="P73"/>
      <text:p text:style-name="P104">instances = ec2.instances.filter(InstanceIds=['id1', 'id2', 'id3'])</text:p>
      <text:p text:style-name="P104">instan<text:span text:style-name="T70">ce = <text:s/>Instance(id)</text:span></text:p>
      <text:p text:style-name="P104"/>
      <text:p text:style-name="P13">- <text:span text:style-name="T4">list instances:</text:span></text:p>
      <text:p text:style-name="P24"/>
      <text:p text:style-name="P42"><text:soft-page-break/>client.servers.<text:span text:style-name="T32">list()</text:span></text:p>
      <text:p text:style-name="P53">client.servers.list(limit=10) - returns only 10 servers</text:p>
      <text:p text:style-name="P3"/>
      <text:p text:style-name="P101">instances = ec2.instances.filter(</text:p>
      <text:p text:style-name="P102"><text:s text:c="4"/>Filters=[{'Name': 'instance-state-name', 'Values': ['running']}])</text:p>
      <text:p text:style-name="P105">instances = ec2.instances.filter(InstanceIds=['id1', 'id2', 'id3'])</text:p>
      <text:p text:style-name="P103"/>
      <text:p text:style-name="P112">http://boto3.readthedocs.org/en/latest/reference/services/ec2.html#EC2.ServiceResource.instances</text:p>
      <text:p text:style-name="P101"/>
      <text:p text:style-name="P101"/>
      <text:p text:style-name="P8">- <text:span text:style-name="T5">pause / unpause (stop / start):</text:span></text:p>
      <text:p text:style-name="P23"/>
      <text:p text:style-name="P33"><text:span text:style-name="T11">c</text:span>lient.servers.pause(server)</text:p>
      <text:p text:style-name="P33"/>
      <text:p text:style-name="P95">ec2.instances.filter(InstanceIds=ids).stop()</text:p>
      <text:p text:style-name="P95"/>
      <text:p text:style-name="P39"><text:span text:style-name="T11">c</text:span>lient.servers.unpause(server)</text:p>
      <text:p text:style-name="P39"/>
      <text:p text:style-name="P96">ec2.instances.filter(InstanceIds=ids).<text:span text:style-name="T39">start</text:span>()</text:p>
      <text:p text:style-name="P33"/>
      <text:p text:style-name="P10">- <text:span text:style-name="T28">suspend / resume:</text:span></text:p>
      <text:p text:style-name="P10"/>
      <text:p text:style-name="P29"><text:span text:style-name="T16">c</text:span><text:span text:style-name="T13">lient.servers.</text:span><text:span text:style-name="T17">suspend</text:span><text:span text:style-name="T13">(server)</text:span></text:p>
      <text:p text:style-name="P34">client.servers.<text:span text:style-name="T7">resume</text:span>(server)</text:p>
      <text:p text:style-name="P99"/>
      <text:p text:style-name="P98"/>
      <text:p text:style-name="P18">- delete :</text:p>
      <text:p text:style-name="P18"/>
      <text:p text:style-name="P44">client.servers.delete(<text:span text:style-name="T26">server)</text:span></text:p>
      <text:p text:style-name="P106">Instance.terminate()</text:p>
      <text:p text:style-name="P106"/>
      <text:p text:style-name="P17">- update<text:span text:style-name="T29">:</text:span></text:p>
      <text:p text:style-name="P26"/>
      <text:p text:style-name="P45">client.servers.update(<text:span text:style-name="T47">server, name = None</text:span>)</text:p>
      <text:p text:style-name="P45">client.servers.update2.<text:span text:style-name="T48">19</text:span>(server, <text:span text:style-name="T48">name = None, description = None )</text:span></text:p>
      <text:p text:style-name="P45"/>
      <text:p text:style-name="P19">- <text:span text:style-name="T29">lock / unlock:</text:span></text:p>
      <text:p text:style-name="P11"/>
      <text:p text:style-name="P38">client.servers.<text:span text:style-name="T30">lock</text:span>(server)</text:p>
      <text:p text:style-name="P40">client.servers.un<text:span text:style-name="T30">lock</text:span>(server</text:p>
      <text:p text:style-name="P40"/>
      <text:p text:style-name="P12">- <text:span text:style-name="T31">rescue / unrescue</text:span> :</text:p>
      <text:p text:style-name="P12"/>
      <text:p text:style-name="P132">– Rescue -- Rescue the problematic server.</text:p>
      <text:p text:style-name="P12"><text:soft-page-break/></text:p>
      <text:p text:style-name="P30"><text:span text:style-name="T13">client.servers.</text:span><text:span text:style-name="T18">rescue(self, password=None, image=None):</text:span></text:p>
      <text:p text:style-name="P55">client.servers.unrescue(self, password=None, image=None):</text:p>
      <text:p text:style-name="P55"/>
      <text:p text:style-name="P55"/>
      <text:p text:style-name="P8">- <text:span text:style-name="T5">reboot :</text:span></text:p>
      <text:p text:style-name="P8"/>
      <text:p text:style-name="P35">client.servers.<text:span text:style-name="T12">reboot</text:span>(server, <text:span text:style-name="T21">reboot_type=REBOOT_SOFT</text:span>)</text:p>
      <text:p text:style-name="P28"><text:span text:style-name="T13">client.servers.</text:span><text:span text:style-name="T14">reboot</text:span><text:span text:style-name="T13">(server, </text:span><text:span text:style-name="T15">reboot_type=REBOOT_HARD</text:span><text:span text:style-name="T13">)</text:span></text:p>
      <text:p text:style-name="P43"/>
      <text:p text:style-name="P97">ec2.instances.filter(InstanceIds=ids).<text:span text:style-name="T40">reboot(</text:span>)</text:p>
      <text:p text:style-name="P8"/>
      <text:p text:style-name="P25">- <text:s/>rebuild :</text:p>
      <text:p text:style-name="P9"/>
      <text:p text:style-name="P36">client.servers.<text:span text:style-name="T25">rebuild(self, server, image, password=None, disk_config=None,</text:span></text:p>
      <text:p text:style-name="P50"><text:s text:c="16"/>preserve_ephemeral=False, name=None, meta=None, files=None,</text:p>
      <text:p text:style-name="P50"><text:s text:c="16"/>**kwargs):</text:p>
      <text:p text:style-name="P56"/>
      <text:p text:style-name="P46"/>
      <text:p text:style-name="P149">- <text:span text:style-name="T3">create snapshot for instance, return new image:</text:span></text:p>
      <text:p text:style-name="P57"/>
      <text:p text:style-name="P37">client.servers.<text:span text:style-name="T27">create_image(self, server, image_name, metadata=None):</text:span></text:p>
      <text:p text:style-name="P100"/>
      <text:p text:style-name="P107">Instance.<text:span text:style-name="T42">create_image(</text:span><text:span text:style-name="T43">Name, **kwargs</text:span><text:span text:style-name="T42">)</text:span></text:p>
      <text:p text:style-name="P108"/>
      <text:p text:style-name="P14"/>
      <text:p text:style-name="P20">- <text:span text:style-name="T49">set/deleta metadata:</text:span></text:p>
      <text:p text:style-name="P20"/>
      <text:p text:style-name="P47">client.servers.<text:span text:style-name="T50">set_meta(server, metadata):</text:span></text:p>
      <text:p text:style-name="P133"><text:span text:style-name="T22">:param</text:span><text:span text:style-name="T24"> </text:span><text:span text:style-name="T22">metadata: A dict of metadata to add to the server {</text:span><text:span text:style-name="T23">'name': , 'display_name': </text:span><text:span text:style-name="T22">}</text:span></text:p>
      <text:p text:style-name="P48">client.servers.delete<text:span text:style-name="T50">( server, keys):</text:span></text:p>
      <text:p text:style-name="P48"/>
      <text:p text:style-name="P48"/>
      <text:p text:style-name="P134">Instance.create_tags(**kwargs)</text:p>
      <text:p text:style-name="P117">Instance.delete_tags(**kwargs)</text:p>
      <text:p text:style-name="P114"/>
      <text:p text:style-name="P115">http://docs.aws.amazon.com/AWSEC2/latest/UserGuide/Using_Tags.html</text:p>
      <text:p text:style-name="P20"/>
      <text:p text:style-name="P21">- <text:span text:style-name="T51">resize instance:</text:span></text:p>
      <text:p text:style-name="P21"/>
      <text:p text:style-name="P31"><text:span text:style-name="T13">client.servers.</text:span><text:span text:style-name="T20">resize(server, flavor, <text:s/>disk_config, <text:s/>**kwargs):</text:span></text:p>
      <text:list xml:id="list2695415852217030751" text:style-name="L1">
        <text:list-item>
          <text:p text:style-name="P138">revert_resize(in server):</text:p>
        </text:list-item>
        <text:list-item>
          <text:p text:style-name="P139">confirm_resize(in server): </text:p>
        </text:list-item>
      </text:list>
      <text:p text:style-name="P140"/>
      <text:p text:style-name="P118"><text:soft-page-break/>Instance.modify_attribute(in intance_type, in **kwargs)</text:p>
      <text:p text:style-name="P21"/>
      <text:p text:style-name="P22">- <text:span text:style-name="T52">list/add/delete security group :</text:span></text:p>
      <text:p text:style-name="P20"/>
      <text:p text:style-name="P58"><text:span text:style-name="T6">client.servers.l</text:span>ist_security_group(in server):</text:p>
      <text:p text:style-name="P49">client.servers.<text:span text:style-name="T33">add_security_group(self, server, security_group):</text:span></text:p>
      <text:p text:style-name="P59"><text:span text:style-name="T6">client.servers.</text:span>remove_security_group(self, server, security_group):</text:p>
      <text:p text:style-name="P54"/>
      <text:p text:style-name="P122">Instance.describe_attribute(<text:span text:style-name="T74">groupSet, </text:span>**karg):</text:p>
      <text:p text:style-name="P119">Instance.modify_attribute(<text:span text:style-name="T73">new_list_group</text:span>):</text:p>
      <text:p text:style-name="P121"># add &amp;&amp; delete in EC2 <text:span text:style-name="T75">can do in the</text:span> same way</text:p>
      <text:p text:style-name="P119"/>
      <text:p text:style-name="P27"><text:span text:style-name="T1">- </text:span><text:span text:style-name="T2">backup / restore :</text:span></text:p>
      <text:p text:style-name="P60"/>
      <text:p text:style-name="P61"><text:span text:style-name="T6">client.servers.</text:span><text:span text:style-name="T53">backup(server, <text:s/>backup_name, backup_type, rotation): </text:span></text:p>
      <text:p text:style-name="P63"><text:span text:style-name="T6">client.servers.</text:span><text:span text:style-name="T53">restote(in server): </text:span></text:p>
      <text:p text:style-name="P74"/>
      <text:p text:style-name="P87"><text:span text:style-name="T55">- add / </text:span><text:span text:style-name="T57">remove fixed ip</text:span><text:span text:style-name="T56"> :</text:span></text:p>
      <text:p text:style-name="P62"/>
      <text:p text:style-name="P76"><text:span text:style-name="T6">client.servers.</text:span><text:span text:style-name="T53">add_fixed_ip(server, network_id):</text:span></text:p>
      <text:p text:style-name="P77"><text:span text:style-name="T6">client.servers.</text:span><text:span text:style-name="T53">remove_fixed_ip(server, address):</text:span></text:p>
      <text:p text:style-name="P141"/>
      <text:p text:style-name="P135">Client.attach_network_interface(InstanceId, NetworkInterfaceId, DeviceIndex)</text:p>
      <text:p text:style-name="P136">Client.assign_private_ip_addresses(NetworkInterfaceId, PrivateIpAddresses = None, **karg)</text:p>
      <text:p text:style-name="P120"/>
      <text:p text:style-name="P123">Client.detach_network_interface(in AttachmentId, in int Force)</text:p>
      <text:p text:style-name="P75"/>
      <text:p text:style-name="P88"><text:span text:style-name="T55">- add / </text:span><text:span text:style-name="T57">remove </text:span><text:span text:style-name="T58">float</text:span><text:span text:style-name="T57"> ip</text:span><text:span text:style-name="T56"> :</text:span></text:p>
      <text:p text:style-name="P41"/>
      <text:p text:style-name="P64"><text:span text:style-name="T6">client.servers.</text:span>add_float_ip(server, address, fixed_address = None):</text:p>
      <text:p text:style-name="P64"><text:span text:style-name="T6">client.servers.</text:span>remove_float_ip(server, address):</text:p>
      <text:p text:style-name="P64"/>
      <text:p text:style-name="P116"><text:span text:style-name="T71">public Ip / elastic IP <text:s/></text:span><text:span text:style-name="T72">in ec2 ?</text:span><text:span text:style-name="T76">? </text:span></text:p>
      <text:p text:style-name="P124"/>
      <text:p text:style-name="P113">http://docs.aws.amazon.com/AWSEC2/latest/UserGuide/using-instance-addressing.html#using-instance-addressing-common</text:p>
      <text:p text:style-name="P64"/>
      <text:p text:style-name="P78"><text:span text:style-name="T60">- </text:span><text:span text:style-name="T62">list</text:span><text:span text:style-name="T61"> ip of instance</text:span><text:span text:style-name="T59">:</text:span></text:p>
      <text:p text:style-name="P145"/>
      <text:p text:style-name="P79"><text:span text:style-name="T6">client.servers.ips</text:span>(server):</text:p>
      <text:p text:style-name="P64"/>
      <text:p text:style-name="P128">client.describe_instances(in InstanceIds, in Filters, in NextToken, in MaxResults)</text:p>
      <text:p text:style-name="P65"/>
      <text:p text:style-name="P80"><text:span text:style-name="T60">-</text:span><text:span text:style-name="T61"> </text:span><text:span text:style-name="T63">get vnc console</text:span><text:span text:style-name="T59">:</text:span></text:p>
      <text:p text:style-name="P80"/>
      <text:p text:style-name="P142">client.servers.get_vnc_console(server, console_type):</text:p>
      <text:p text:style-name="P81"><text:soft-page-break/></text:p>
      <text:p text:style-name="P82"><text:span text:style-name="T60">-</text:span><text:span text:style-name="T61"> </text:span><text:span text:style-name="T63">get output console</text:span><text:span text:style-name="T59">:</text:span></text:p>
      <text:p text:style-name="P146"/>
      <text:p text:style-name="P143">client.servers.get_vnc_console(server, length = None):</text:p>
      <text:p text:style-name="P83"/>
      <text:p text:style-name="P127">Instance.console_output()</text:p>
      <text:p text:style-name="P83"/>
      <text:p text:style-name="P84"><text:span text:style-name="T60">-</text:span><text:span text:style-name="T61"> </text:span><text:span text:style-name="T65">list / </text:span><text:span text:style-name="T64">attach / dettach interface</text:span><text:span text:style-name="T59">:</text:span></text:p>
      <text:p text:style-name="P147"/>
      <text:p text:style-name="P144">client.servers.interface_list(server, length = None):</text:p>
      <text:p text:style-name="P86"><text:span text:style-name="T6">client.servers</text:span>.interface_attach(server, <text:s/>port_id <text:span text:style-name="T67">= None</text:span>, <text:s/>net_id <text:s/><text:span text:style-name="T68">= None</text:span>, <text:s/>fixed_ip <text:span text:style-name="T69">= None</text:span>):</text:p>
      <text:p text:style-name="P86"><text:span text:style-name="T6">client.servers</text:span>.<text:span text:style-name="T66">interface_detach(server, port_idar):</text:span></text:p>
      <text:p text:style-name="P85"/>
      <text:p text:style-name="P137">Client.attach_network_interface(InstanceId, NetworkInterfaceId, DeviceIndex):</text:p>
      <text:p text:style-name="P125">Client.detach_network_interface( AttachmentId, Force):</text:p>
      <text:p text:style-name="P126"><text:span text:style-name="T54">Client.</text:span><text:span text:style-name="T45">detach_network_interface</text:span><text:span text:style-name="T46">(</text:span><text:span text:style-name="T44">AttachmentId</text:span><text:span text:style-name="T46">)</text:span>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Source Code Pro" svg:font-family="'Source Code Pro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0:52:37.009651247</meta:creation-date>
    <dc:date>2016-04-04T00:45:28.007978705</dc:date>
    <meta:editing-duration>PT18H59M18S</meta:editing-duration>
    <meta:editing-cycles>494</meta:editing-cycles>
    <meta:generator>LibreOffice/5.0.5.2$Linux_X86_64 LibreOffice_project/00m0$Build-2</meta:generator>
    <meta:document-statistic meta:table-count="0" meta:image-count="0" meta:object-count="0" meta:page-count="5" meta:paragraph-count="113" meta:word-count="376" meta:character-count="4971" meta:non-whitespace-character-count="4554"/>
  </office:meta>
</office:document-meta>
</file>